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BUTTERFL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35656" calcext:value-type="float">
            <text:p>35656</text:p>
          </table:table-cell>
          <table:table-cell table:style-name="ce1" office:value-type="float" office:value="18029" calcext:value-type="float">
            <text:p>18029</text:p>
          </table:table-cell>
          <table:table-cell table:style-name="ce1" office:value-type="float" office:value="12343" calcext:value-type="float">
            <text:p>12343</text:p>
          </table:table-cell>
          <table:table-cell table:style-name="ce1" office:value-type="float" office:value="9732" calcext:value-type="float">
            <text:p>973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356.0747025702" calcext:value-type="float">
            <text:p>3.560747025702E+02</text:p>
          </table:table-cell>
          <table:table-cell table:style-name="ce4" office:value-type="float" office:value="356.0737108999" calcext:value-type="float">
            <text:p>3.560737108999E+02</text:p>
          </table:table-cell>
          <table:table-cell table:style-name="ce4" office:value-type="float" office:value="356.0727930088" calcext:value-type="float">
            <text:p>3.560727930088E+02</text:p>
          </table:table-cell>
          <table:table-cell table:style-name="ce4" office:value-type="float" office:value="356.0731526728" calcext:value-type="float">
            <text:p>3.560731526728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9986669543407" calcext:value-type="float">
            <text:p>9.986669543407E-03</text:p>
          </table:table-cell>
          <table:table-cell table:style-name="ce4" office:value-type="float" office:value="0.0197511488185" calcext:value-type="float">
            <text:p>1.975114881850E-02</text:p>
          </table:table-cell>
          <table:table-cell table:style-name="ce4" office:value-type="float" office:value="0.02885049368083" calcext:value-type="float">
            <text:p>2.885049368083E-02</text:p>
          </table:table-cell>
          <table:table-cell table:style-name="ce4" office:value-type="float" office:value="0.03659163011744" calcext:value-type="float">
            <text:p>3.659163011744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1938859834664" calcext:value-type="float">
            <text:p>1.938859834664E-03</text:p>
          </table:table-cell>
          <table:table-cell table:style-name="ce4" office:value-type="float" office:value="0.003534046223178" calcext:value-type="float">
            <text:p>3.534046223178E-03</text:p>
          </table:table-cell>
          <table:table-cell table:style-name="ce4" office:value-type="float" office:value="0.004846582536157" calcext:value-type="float">
            <text:p>4.846582536157E-03</text:p>
          </table:table-cell>
          <table:table-cell table:style-name="ce4" office:value-type="float" office:value="0.005851472692902" calcext:value-type="float">
            <text:p>5.851472692902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05437834342068" calcext:value-type="float">
            <text:p>5.437834342068E-08</text:p>
          </table:table-cell>
          <table:table-cell table:style-name="ce4" office:value-type="float" office:value="0.0000001960309642322" calcext:value-type="float">
            <text:p>1.960309642322E-07</text:p>
          </table:table-cell>
          <table:table-cell table:style-name="ce4" office:value-type="float" office:value="0.0000003926902071104" calcext:value-type="float">
            <text:p>3.926902071104E-07</text:p>
          </table:table-cell>
          <table:table-cell table:style-name="ce4" office:value-type="float" office:value="0.0000006013228540645" calcext:value-type="float">
            <text:p>6.013228540645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05445092899523" calcext:value-type="float">
            <text:p>5.445092899523E-06</text:p>
          </table:table-cell>
          <table:table-cell table:style-name="ce4" office:value-type="float" office:value="0.000009925041122094" calcext:value-type="float">
            <text:p>9.925041122094E-06</text:p>
          </table:table-cell>
          <table:table-cell table:style-name="ce4" office:value-type="float" office:value="0.00001361121273884" calcext:value-type="float">
            <text:p>1.361121273884E-05</text:p>
          </table:table-cell>
          <table:table-cell table:style-name="ce4" office:value-type="float" office:value="0.00001643334424114" calcext:value-type="float">
            <text:p>1.643334424114E-0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356.0748516721" calcext:value-type="float">
            <text:p>3.560748516721E+02</text:p>
          </table:table-cell>
          <table:table-cell table:style-name="ce4" office:value-type="float" office:value="356.0738983922" calcext:value-type="float">
            <text:p>3.560738983922E+02</text:p>
          </table:table-cell>
          <table:table-cell table:style-name="ce4" office:value-type="float" office:value="356.07302942" calcext:value-type="float">
            <text:p>3.560730294200E+02</text:p>
          </table:table-cell>
          <table:table-cell table:style-name="ce4" office:value-type="float" office:value="356.0734316363" calcext:value-type="float">
            <text:p>3.560734316363E+0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986673725202" calcext:value-type="float">
            <text:p>9.986673725202E-03</text:p>
          </table:table-cell>
          <table:table-cell table:style-name="ce4" office:value-type="float" office:value="0.01975115921856" calcext:value-type="float">
            <text:p>1.975115921856E-02</text:p>
          </table:table-cell>
          <table:table-cell table:style-name="ce4" office:value-type="float" office:value="0.02885051283584" calcext:value-type="float">
            <text:p>2.885051283584E-02</text:p>
          </table:table-cell>
          <table:table-cell table:style-name="ce4" office:value-type="float" office:value="0.03659165878494" calcext:value-type="float">
            <text:p>3.659165878494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22.12404302532" calcext:value-type="float">
            <text:p>2.212404302532E+01</text:p>
          </table:table-cell>
          <table:table-cell table:style-name="ce4" office:value-type="float" office:value="22.12055105865" calcext:value-type="float">
            <text:p>2.212055105865E+01</text:p>
          </table:table-cell>
          <table:table-cell table:style-name="ce4" office:value-type="float" office:value="22.11618559661" calcext:value-type="float">
            <text:p>2.211618559661E+01</text:p>
          </table:table-cell>
          <table:table-cell table:style-name="ce4" office:value-type="float" office:value="22.11929011631" calcext:value-type="float">
            <text:p>2.211929011631E+0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6205032400874" calcext:value-type="float">
            <text:p>6.205032400874E-04</text:p>
          </table:table-cell>
          <table:table-cell table:style-name="ce4" office:value-type="float" office:value="0.001227010819761" calcext:value-type="float">
            <text:p>1.227010819761E-03</text:p>
          </table:table-cell>
          <table:table-cell table:style-name="ce4" office:value-type="float" office:value="0.001791945032946" calcext:value-type="float">
            <text:p>1.791945032946E-03</text:p>
          </table:table-cell>
          <table:table-cell table:style-name="ce4" office:value-type="float" office:value="0.002273074721643" calcext:value-type="float">
            <text:p>2.273074721643E-0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1758667624644" calcext:value-type="float">
            <text:p>1.758667624644E-04</text:p>
          </table:table-cell>
          <table:table-cell table:style-name="ce4" office:value-type="float" office:value="0.0006462621773264" calcext:value-type="float">
            <text:p>6.462621773264E-04</text:p>
          </table:table-cell>
          <table:table-cell table:style-name="ce4" office:value-type="float" office:value="0.00129893207359" calcext:value-type="float">
            <text:p>1.298932073590E-03</text:p>
          </table:table-cell>
          <table:table-cell table:style-name="ce4" office:value-type="float" office:value="0.002003665777961" calcext:value-type="float">
            <text:p>2.003665777961E-0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4932457228003" calcext:value-type="float">
            <text:p>4.932457228003E-09</text:p>
          </table:table-cell>
          <table:table-cell table:style-name="ce4" office:value-type="float" office:value="0.00000003584769122068" calcext:value-type="float">
            <text:p>3.584769122068E-08</text:p>
          </table:table-cell>
          <table:table-cell table:style-name="ce4" office:value-type="float" office:value="0.0000001052448609294" calcext:value-type="float">
            <text:p>1.052448609294E-07</text:p>
          </table:table-cell>
          <table:table-cell table:style-name="ce4" office:value-type="float" office:value="0.0000002059054339699" calcext:value-type="float">
            <text:p>2.059054339699E-07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05445092899523" calcext:value-type="float">
            <text:p>5.445092899523E-06</text:p>
          </table:table-cell>
          <table:table-cell table:style-name="ce4" office:value-type="float" office:value="0.000009925041122094" calcext:value-type="float">
            <text:p>9.925041122094E-06</text:p>
          </table:table-cell>
          <table:table-cell table:style-name="ce4" office:value-type="float" office:value="0.00001361121273884" calcext:value-type="float">
            <text:p>1.361121273884E-05</text:p>
          </table:table-cell>
          <table:table-cell table:style-name="ce4" office:value-type="float" office:value="0.00001643334424114" calcext:value-type="float">
            <text:p>1.643334424114E-0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13.913582978" calcext:value-type="float">
            <text:p>13.913582978</text:p>
          </table:table-cell>
          <table:table-cell table:style-name="ce8" office:value-type="float" office:value="8.736235695" calcext:value-type="float">
            <text:p>8.736235695</text:p>
          </table:table-cell>
          <table:table-cell table:style-name="ce8" office:value-type="float" office:value="8.748689311" calcext:value-type="float">
            <text:p>8.748689311</text:p>
          </table:table-cell>
          <table:table-cell table:style-name="ce1" office:value-type="float" office:value="10.696976739" calcext:value-type="float">
            <text:p>10.696976739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BUTTERF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TOT INTERPOLATED POINTS = ( 35656 <text:s text:c="2"/>) </text:p>
          </table:table-cell>
          <table:table-cell table:style-name="ce5" office:value-type="float" office:value="-35656" calcext:value-type="float">
            <text:p>-35656</text:p>
          </table:table-cell>
          <table:table-cell/>
          <table:table-cell table:style-name="ce9" office:value-type="float" office:value="35656" calcext:value-type="float">
            <text:p>35656</text:p>
          </table:table-cell>
          <table:table-cell table:style-name="ce9" office:value-type="float" office:value="18029" calcext:value-type="float">
            <text:p>18029</text:p>
          </table:table-cell>
          <table:table-cell table:style-name="ce9" office:value-type="float" office:value="12343" calcext:value-type="float">
            <text:p>12343</text:p>
          </table:table-cell>
          <table:table-cell table:style-name="ce9" office:value-type="float" office:value="9732" calcext:value-type="float">
            <text:p>97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SUM CHORD-LENGTH (mm) <text:s text:c="2"/></text:p>
          </table:table-cell>
          <table:table-cell table:style-name="ce6" office:value-type="float" office:value="-356.0747025702" calcext:value-type="float">
            <text:p>-3.560747025702E+02</text:p>
          </table:table-cell>
          <table:table-cell/>
          <table:table-cell table:formula="of:=(-1)*[.C26]" office:value-type="float" office:value="356.0747025702" calcext:value-type="float">
            <text:p>3.560747025702E+02</text:p>
          </table:table-cell>
          <table:table-cell table:style-name="ce6" office:value-type="float" office:value="101.8418655699" calcext:value-type="float">
            <text:p>1.018418655699E+02</text:p>
          </table:table-cell>
          <table:table-cell table:style-name="ce6" office:value-type="float" office:value="101.8595666011" calcext:value-type="float">
            <text:p>1.018595666011E+02</text:p>
          </table:table-cell>
          <table:table-cell table:style-name="ce6" office:value-type="float" office:value="101.8355608386" calcext:value-type="float">
            <text:p>1.018355608386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AVG CHORD-LENGTH (mm) <text:s text:c="2"/></text:p>
          </table:table-cell>
          <table:table-cell table:style-name="ce6" office:value-type="float" office:value="-0.009986669543407" calcext:value-type="float">
            <text:p>-9.986669543407E-03</text:p>
          </table:table-cell>
          <table:table-cell/>
          <table:table-cell table:formula="of:=(-1)*[.C27]" office:value-type="float" office:value="0.009986669543407" calcext:value-type="float">
            <text:p>9.986669543407E-03</text:p>
          </table:table-cell>
          <table:table-cell table:style-name="ce6" office:value-type="float" office:value="0.01340377277834" calcext:value-type="float">
            <text:p>1.340377277834E-02</text:p>
          </table:table-cell>
          <table:table-cell table:style-name="ce6" office:value-type="float" office:value="0.01386599055283" calcext:value-type="float">
            <text:p>1.386599055283E-02</text:p>
          </table:table-cell>
          <table:table-cell table:style-name="ce6" office:value-type="float" office:value="0.01386272268427" calcext:value-type="float">
            <text:p>1.38627226842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SUM CHORD-ERROR <text:s/>(mm) <text:s text:c="2"/></text:p>
          </table:table-cell>
          <table:table-cell table:style-name="ce6" office:value-type="float" office:value="-0.001938859834664" calcext:value-type="float">
            <text:p>-1.938859834664E-03</text:p>
          </table:table-cell>
          <table:table-cell/>
          <table:table-cell table:formula="of:=(-1)*[.C28]" office:value-type="float" office:value="0.001938859834664" calcext:value-type="float">
            <text:p>1.938859834664E-03</text:p>
          </table:table-cell>
          <table:table-cell table:style-name="ce6" office:value-type="float" office:value="0.00714080716286" calcext:value-type="float">
            <text:p>7.140807162860E-03</text:p>
          </table:table-cell>
          <table:table-cell table:style-name="ce6" office:value-type="float" office:value="0.007336793707381" calcext:value-type="float">
            <text:p>7.336793707381E-03</text:p>
          </table:table-cell>
          <table:table-cell table:style-name="ce6" office:value-type="float" office:value="0.007335147000398" calcext:value-type="float">
            <text:p>7.335147000398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AVG CHORD-ERROR <text:s/>(mm) <text:s text:c="2"/></text:p>
          </table:table-cell>
          <table:table-cell table:style-name="ce6" office:value-type="float" office:value="-0.00000005437834342068" calcext:value-type="float">
            <text:p>-5.437834342068E-08</text:p>
          </table:table-cell>
          <table:table-cell/>
          <table:table-cell table:formula="of:=(-1)*[.C29]" office:value-type="float" office:value="0.00000005437834342068" calcext:value-type="float">
            <text:p>5.437834342068E-08</text:p>
          </table:table-cell>
          <table:table-cell table:style-name="ce6" office:value-type="float" office:value="0.0000009398272128007" calcext:value-type="float">
            <text:p>9.398272128007E-07</text:p>
          </table:table-cell>
          <table:table-cell table:style-name="ce6" office:value-type="float" office:value="0.0000009987467611463" calcext:value-type="float">
            <text:p>9.987467611463E-07</text:p>
          </table:table-cell>
          <table:table-cell table:style-name="ce6" office:value-type="float" office:value="0.0000009985225973861" calcext:value-type="float">
            <text:p>9.985225973861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EFFICIENCY ERROR/CHORD <text:s/></text:p>
          </table:table-cell>
          <table:table-cell table:style-name="ce6" office:value-type="float" office:value="-0.000005445092899523" calcext:value-type="float">
            <text:p>-5.445092899523E-06</text:p>
          </table:table-cell>
          <table:table-cell/>
          <table:table-cell table:formula="of:=(-1)*[.C30]" office:value-type="float" office:value="0.000005445092899523" calcext:value-type="float">
            <text:p>5.445092899523E-06</text:p>
          </table:table-cell>
          <table:table-cell table:style-name="ce6" office:value-type="float" office:value="0.00007011661778683" calcext:value-type="float">
            <text:p>7.011661778683E-05</text:p>
          </table:table-cell>
          <table:table-cell table:style-name="ce6" office:value-type="float" office:value="0.00007202851879506" calcext:value-type="float">
            <text:p>7.202851879506E-05</text:p>
          </table:table-cell>
          <table:table-cell table:style-name="ce6" office:value-type="float" office:value="0.00007202932786929" calcext:value-type="float">
            <text:p>7.202932786929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SUM ARC-LENGTH <text:s text:c="2"/>(mm) <text:s text:c="2"/></text:p>
          </table:table-cell>
          <table:table-cell table:style-name="ce6" office:value-type="float" office:value="-356.0748516721" calcext:value-type="float">
            <text:p>-3.560748516721E+02</text:p>
          </table:table-cell>
          <table:table-cell/>
          <table:table-cell table:formula="of:=(-1)*[.C31]" office:value-type="float" office:value="356.0748516721" calcext:value-type="float">
            <text:p>3.560748516721E+02</text:p>
          </table:table-cell>
          <table:table-cell table:style-name="ce6" office:value-type="float" office:value="101.8418673355" calcext:value-type="float">
            <text:p>1.018418673355E+02</text:p>
          </table:table-cell>
          <table:table-cell table:style-name="ce6" office:value-type="float" office:value="101.8595646107" calcext:value-type="float">
            <text:p>1.018595646107E+02</text:p>
          </table:table-cell>
          <table:table-cell table:style-name="ce6" office:value-type="float" office:value="101.8355654409" calcext:value-type="float">
            <text:p>1.018355654409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AVG ARC-LENGTH <text:s text:c="2"/>(mm) <text:s text:c="2"/></text:p>
          </table:table-cell>
          <table:table-cell table:style-name="ce6" office:value-type="float" office:value="-0.009986673725202" calcext:value-type="float">
            <text:p>-9.986673725202E-03</text:p>
          </table:table-cell>
          <table:table-cell/>
          <table:table-cell table:formula="of:=(-1)*[.C32]" office:value-type="float" office:value="0.009986673725202" calcext:value-type="float">
            <text:p>9.986673725202E-03</text:p>
          </table:table-cell>
          <table:table-cell table:style-name="ce6" office:value-type="float" office:value="0.01340377301072" calcext:value-type="float">
            <text:p>1.340377301072E-02</text:p>
          </table:table-cell>
          <table:table-cell table:style-name="ce6" office:value-type="float" office:value="0.01386599028188" calcext:value-type="float">
            <text:p>1.386599028188E-02</text:p>
          </table:table-cell>
          <table:table-cell table:style-name="ce6" office:value-type="float" office:value="0.01386272331077" calcext:value-type="float">
            <text:p>1.38627233107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SUM ARC-THETA <text:s text:c="3"/>(rad) <text:s/></text:p>
          </table:table-cell>
          <table:table-cell table:style-name="ce6" office:value-type="float" office:value="-22.12404302532" calcext:value-type="float">
            <text:p>-2.212404302532E+01</text:p>
          </table:table-cell>
          <table:table-cell/>
          <table:table-cell table:formula="of:=(-1)*[.C33]" office:value-type="float" office:value="22.12404302532" calcext:value-type="float">
            <text:p>2.212404302532E+01</text:p>
          </table:table-cell>
          <table:table-cell table:style-name="ce6" office:value-type="float" office:value="4.71226880577" calcext:value-type="float">
            <text:p>4.712268805770E+00</text:p>
          </table:table-cell>
          <table:table-cell table:style-name="ce6" office:value-type="float" office:value="4.712349787227" calcext:value-type="float">
            <text:p>4.712349787227E+00</text:p>
          </table:table-cell>
          <table:table-cell table:style-name="ce6" office:value-type="float" office:value="4.712123379377" calcext:value-type="float">
            <text:p>4.712123379377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AVG ARC-THETA <text:s text:c="3"/>(rad) <text:s/></text:p>
          </table:table-cell>
          <table:table-cell table:style-name="ce6" office:value-type="float" office:value="-0.0006205032400874" calcext:value-type="float">
            <text:p>-6.205032400874E-04</text:p>
          </table:table-cell>
          <table:table-cell/>
          <table:table-cell table:formula="of:=(-1)*[.C34]" office:value-type="float" office:value="0.0006205032400874" calcext:value-type="float">
            <text:p>6.205032400874E-04</text:p>
          </table:table-cell>
          <table:table-cell table:style-name="ce6" office:value-type="float" office:value="0.0006201985793327" calcext:value-type="float">
            <text:p>6.201985793327E-04</text:p>
          </table:table-cell>
          <table:table-cell table:style-name="ce6" office:value-type="float" office:value="0.0006414851330284" calcext:value-type="float">
            <text:p>6.414851330284E-04</text:p>
          </table:table-cell>
          <table:table-cell table:style-name="ce6" office:value-type="float" office:value="0.0006414543124663" calcext:value-type="float">
            <text:p>6.414543124663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SUM ARC-AREA <text:s text:c="4"/>(mm2) <text:s/></text:p>
          </table:table-cell>
          <table:table-cell table:style-name="ce6" office:value-type="float" office:value="-0.0001758667624644" calcext:value-type="float">
            <text:p>-1.758667624644E-04</text:p>
          </table:table-cell>
          <table:table-cell/>
          <table:table-cell table:formula="of:=(-1)*[.C35]" office:value-type="float" office:value="0.0001758667624644" calcext:value-type="float">
            <text:p>1.758667624644E-04</text:p>
          </table:table-cell>
          <table:table-cell table:style-name="ce6" office:value-type="float" office:value="0.00006182290957317" calcext:value-type="float">
            <text:p>6.182290957317E-05</text:p>
          </table:table-cell>
          <table:table-cell table:style-name="ce6" office:value-type="float" office:value="0.00006781012634326" calcext:value-type="float">
            <text:p>6.781012634326E-05</text:p>
          </table:table-cell>
          <table:table-cell table:style-name="ce6" office:value-type="float" office:value="0.00006777759239889" calcext:value-type="float">
            <text:p>6.777759239889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AVG ARC-AREA <text:s text:c="4"/>(mm2) <text:s/></text:p>
          </table:table-cell>
          <table:table-cell table:style-name="ce6" office:value-type="float" office:value="-0.000000004932457228003" calcext:value-type="float">
            <text:p>-4.932457228003E-09</text:p>
          </table:table-cell>
          <table:table-cell/>
          <table:table-cell table:formula="of:=(-1)*[.C36]" office:value-type="float" office:value="0.000000004932457228003" calcext:value-type="float">
            <text:p>4.932457228003E-09</text:p>
          </table:table-cell>
          <table:table-cell table:style-name="ce6" office:value-type="float" office:value="0.00000000813673461084" calcext:value-type="float">
            <text:p>8.136734610840E-09</text:p>
          </table:table-cell>
          <table:table-cell table:style-name="ce6" office:value-type="float" office:value="0.000000009230891143923" calcext:value-type="float">
            <text:p>9.230891143923E-09</text:p>
          </table:table-cell>
          <table:table-cell table:style-name="ce6" office:value-type="float" office:value="0.000000009226462346704" calcext:value-type="float">
            <text:p>9.226462346704E-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BUTTERFLY EFFICIENCY AREA/ARC <text:s text:c="4"/></text:p>
          </table:table-cell>
          <table:table-cell table:style-name="ce6" office:value-type="float" office:value="-0.000005445092899523" calcext:value-type="float">
            <text:p>-5.445092899523E-06</text:p>
          </table:table-cell>
          <table:table-cell/>
          <table:table-cell table:formula="of:=(-1)*[.C37]" office:value-type="float" office:value="0.000005445092899523" calcext:value-type="float">
            <text:p>5.445092899523E-06</text:p>
          </table:table-cell>
          <table:table-cell table:style-name="ce6" office:value-type="float" office:value="0.00007011661778683" calcext:value-type="float">
            <text:p>7.011661778683E-05</text:p>
          </table:table-cell>
          <table:table-cell table:style-name="ce6" office:value-type="float" office:value="0.00007202851879506" calcext:value-type="float">
            <text:p>7.202851879506E-05</text:p>
          </table:table-cell>
          <table:table-cell table:style-name="ce6" office:value-type="float" office:value="0.00007202932786929" calcext:value-type="float">
            <text:p>7.202932786929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1:40:12.1" calcext:value-type="date">
            <text:p>2023-09-30 21:40:12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1180994082 seconds. 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BUTTERFLY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BUTTERFLY TOT INTERPOLATED POINTS </text:p>
          </table:table-cell>
          <table:table-cell table:style-name="Default" office:value-type="float" office:value="-18029" calcext:value-type="float">
            <text:p>-18029</text:p>
          </table:table-cell>
          <table:table-cell/>
          <table:table-cell table:style-name="Default" table:formula="of:=(-1)*[.C43]" office:value-type="float" office:value="18029" calcext:value-type="float">
            <text:p>180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BUTTERFLY SUM CHORD-LENGTH (mm) <text:s text:c="2"/></text:p>
          </table:table-cell>
          <table:table-cell office:value-type="float" office:value="-356.0737108999" calcext:value-type="float">
            <text:p>-3.56E+02</text:p>
          </table:table-cell>
          <table:table-cell/>
          <table:table-cell table:formula="of:=(-1)*[.C44]" office:value-type="float" office:value="356.0737108999" calcext:value-type="float">
            <text:p>3.560737108999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AVG CHORD-LENGTH (mm) <text:s text:c="2"/></text:p>
          </table:table-cell>
          <table:table-cell office:value-type="float" office:value="-0.0197511488185" calcext:value-type="float">
            <text:p>-1.98E-02</text:p>
          </table:table-cell>
          <table:table-cell/>
          <table:table-cell table:formula="of:=(-1)*[.C45]" office:value-type="float" office:value="0.0197511488185" calcext:value-type="float">
            <text:p>1.975114881850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SUM CHORD-ERROR <text:s/>(mm) <text:s text:c="2"/></text:p>
          </table:table-cell>
          <table:table-cell office:value-type="float" office:value="-0.003534046223178" calcext:value-type="float">
            <text:p>-3.53E-03</text:p>
          </table:table-cell>
          <table:table-cell/>
          <table:table-cell table:formula="of:=(-1)*[.C46]" office:value-type="float" office:value="0.003534046223178" calcext:value-type="float">
            <text:p>3.534046223178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AVG CHORD-ERROR <text:s/>(mm) <text:s text:c="2"/></text:p>
          </table:table-cell>
          <table:table-cell office:value-type="float" office:value="-0.0000001960309642322" calcext:value-type="float">
            <text:p>-1.96E-07</text:p>
          </table:table-cell>
          <table:table-cell/>
          <table:table-cell table:formula="of:=(-1)*[.C47]" office:value-type="float" office:value="0.0000001960309642322" calcext:value-type="float">
            <text:p>1.960309642322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EFFICIENCY ERROR/CHORD <text:s/></text:p>
          </table:table-cell>
          <table:table-cell office:value-type="float" office:value="-0.000009925041122094" calcext:value-type="float">
            <text:p>-9.93E-06</text:p>
          </table:table-cell>
          <table:table-cell/>
          <table:table-cell table:formula="of:=(-1)*[.C48]" office:value-type="float" office:value="0.000009925041122094" calcext:value-type="float">
            <text:p>9.925041122094E-06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SUM ARC-LENGTH <text:s text:c="2"/>(mm) <text:s text:c="2"/></text:p>
          </table:table-cell>
          <table:table-cell office:value-type="float" office:value="-356.0738983922" calcext:value-type="float">
            <text:p>-3.56E+02</text:p>
          </table:table-cell>
          <table:table-cell/>
          <table:table-cell table:formula="of:=(-1)*[.C49]" office:value-type="float" office:value="356.0738983922" calcext:value-type="float">
            <text:p>3.560738983922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AVG ARC-LENGTH <text:s text:c="2"/>(mm) <text:s text:c="2"/></text:p>
          </table:table-cell>
          <table:table-cell office:value-type="float" office:value="-0.01975115921856" calcext:value-type="float">
            <text:p>-1.98E-02</text:p>
          </table:table-cell>
          <table:table-cell/>
          <table:table-cell table:formula="of:=(-1)*[.C50]" office:value-type="float" office:value="0.01975115921856" calcext:value-type="float">
            <text:p>1.975115921856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SUM ARC-THETA <text:s text:c="3"/>(rad) <text:s/></text:p>
          </table:table-cell>
          <table:table-cell office:value-type="float" office:value="-22.12055105865" calcext:value-type="float">
            <text:p>-2.21E+01</text:p>
          </table:table-cell>
          <table:table-cell/>
          <table:table-cell table:formula="of:=(-1)*[.C51]" office:value-type="float" office:value="22.12055105865" calcext:value-type="float">
            <text:p>2.212055105865E+01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AVG ARC-THETA <text:s text:c="3"/>(rad) <text:s/></text:p>
          </table:table-cell>
          <table:table-cell office:value-type="float" office:value="-0.001227010819761" calcext:value-type="float">
            <text:p>-1.23E-03</text:p>
          </table:table-cell>
          <table:table-cell/>
          <table:table-cell table:formula="of:=(-1)*[.C52]" office:value-type="float" office:value="0.001227010819761" calcext:value-type="float">
            <text:p>1.227010819761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SUM ARC-AREA <text:s text:c="4"/>(mm2) <text:s/></text:p>
          </table:table-cell>
          <table:table-cell office:value-type="float" office:value="-0.0006462621773264" calcext:value-type="float">
            <text:p>-6.46E-04</text:p>
          </table:table-cell>
          <table:table-cell/>
          <table:table-cell table:formula="of:=(-1)*[.C53]" office:value-type="float" office:value="0.0006462621773264" calcext:value-type="float">
            <text:p>6.462621773264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AVG ARC-AREA <text:s text:c="4"/>(mm2) <text:s/></text:p>
          </table:table-cell>
          <table:table-cell office:value-type="float" office:value="-0.00000003584769122068" calcext:value-type="float">
            <text:p>-3.58E-08</text:p>
          </table:table-cell>
          <table:table-cell/>
          <table:table-cell table:formula="of:=(-1)*[.C54]" office:value-type="float" office:value="0.00000003584769122068" calcext:value-type="float">
            <text:p>3.584769122068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BUTTERFLY EFFICIENCY AREA/ARC <text:s text:c="4"/></text:p>
          </table:table-cell>
          <table:table-cell office:value-type="float" office:value="-0.000009925041122094" calcext:value-type="float">
            <text:p>-9.93E-06</text:p>
          </table:table-cell>
          <table:table-cell/>
          <table:table-cell table:formula="of:=(-1)*[.C55]" office:value-type="float" office:value="0.000009925041122094" calcext:value-type="float">
            <text:p>9.925041122094E-06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1:53:42.35" calcext:value-type="date">
            <text:p>2023-09-30 21:53:42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03573106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TOT INTERPOLATED POINTS </text:p>
          </table:table-cell>
          <table:table-cell table:style-name="Default" office:value-type="float" office:value="-12343" calcext:value-type="float">
            <text:p>-12343</text:p>
          </table:table-cell>
          <table:table-cell/>
          <table:table-cell table:style-name="Default" table:formula="of:=(-1)*[.C61]" office:value-type="float" office:value="12343" calcext:value-type="float">
            <text:p>123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SUM CHORD-LENGTH (mm) <text:s text:c="2"/></text:p>
          </table:table-cell>
          <table:table-cell office:value-type="float" office:value="-356.0727930088" calcext:value-type="float">
            <text:p>-3.56E+02</text:p>
          </table:table-cell>
          <table:table-cell/>
          <table:table-cell table:formula="of:=(-1)*[.C62]" office:value-type="float" office:value="356.0727930088" calcext:value-type="float">
            <text:p>3.560727930088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AVG CHORD-LENGTH (mm) <text:s text:c="2"/></text:p>
          </table:table-cell>
          <table:table-cell office:value-type="float" office:value="-0.02885049368083" calcext:value-type="float">
            <text:p>-2.89E-02</text:p>
          </table:table-cell>
          <table:table-cell/>
          <table:table-cell table:formula="of:=(-1)*[.C63]" office:value-type="float" office:value="0.02885049368083" calcext:value-type="float">
            <text:p>2.885049368083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SUM CHORD-ERROR <text:s/>(mm) <text:s text:c="2"/></text:p>
          </table:table-cell>
          <table:table-cell office:value-type="float" office:value="-0.004846582536157" calcext:value-type="float">
            <text:p>-4.85E-03</text:p>
          </table:table-cell>
          <table:table-cell/>
          <table:table-cell table:formula="of:=(-1)*[.C64]" office:value-type="float" office:value="0.004846582536157" calcext:value-type="float">
            <text:p>4.846582536157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AVG CHORD-ERROR <text:s/>(mm) <text:s text:c="2"/></text:p>
          </table:table-cell>
          <table:table-cell office:value-type="float" office:value="-0.0000003926902071104" calcext:value-type="float">
            <text:p>-3.93E-07</text:p>
          </table:table-cell>
          <table:table-cell/>
          <table:table-cell table:formula="of:=(-1)*[.C65]" office:value-type="float" office:value="0.0000003926902071104" calcext:value-type="float">
            <text:p>3.926902071104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EFFICIENCY ERROR/CHORD <text:s/></text:p>
          </table:table-cell>
          <table:table-cell office:value-type="float" office:value="-0.00001361121273884" calcext:value-type="float">
            <text:p>-1.36E-05</text:p>
          </table:table-cell>
          <table:table-cell/>
          <table:table-cell table:formula="of:=(-1)*[.C66]" office:value-type="float" office:value="0.00001361121273884" calcext:value-type="float">
            <text:p>1.361121273884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SUM ARC-LENGTH <text:s text:c="2"/>(mm) <text:s text:c="2"/></text:p>
          </table:table-cell>
          <table:table-cell office:value-type="float" office:value="-356.07302942" calcext:value-type="float">
            <text:p>-3.56E+02</text:p>
          </table:table-cell>
          <table:table-cell/>
          <table:table-cell table:formula="of:=(-1)*[.C67]" office:value-type="float" office:value="356.07302942" calcext:value-type="float">
            <text:p>3.560730294200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AVG ARC-LENGTH <text:s text:c="2"/>(mm) <text:s text:c="2"/></text:p>
          </table:table-cell>
          <table:table-cell office:value-type="float" office:value="-0.02885051283584" calcext:value-type="float">
            <text:p>-2.89E-02</text:p>
          </table:table-cell>
          <table:table-cell/>
          <table:table-cell table:formula="of:=(-1)*[.C68]" office:value-type="float" office:value="0.02885051283584" calcext:value-type="float">
            <text:p>2.88505128358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SUM ARC-THETA <text:s text:c="3"/>(rad) <text:s/></text:p>
          </table:table-cell>
          <table:table-cell office:value-type="float" office:value="-22.11618559661" calcext:value-type="float">
            <text:p>-2.21E+01</text:p>
          </table:table-cell>
          <table:table-cell/>
          <table:table-cell table:formula="of:=(-1)*[.C69]" office:value-type="float" office:value="22.11618559661" calcext:value-type="float">
            <text:p>2.211618559661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AVG ARC-THETA <text:s text:c="3"/>(rad) <text:s/></text:p>
          </table:table-cell>
          <table:table-cell office:value-type="float" office:value="-0.001791945032946" calcext:value-type="float">
            <text:p>-1.79E-03</text:p>
          </table:table-cell>
          <table:table-cell/>
          <table:table-cell table:formula="of:=(-1)*[.C70]" office:value-type="float" office:value="0.001791945032946" calcext:value-type="float">
            <text:p>1.79194503294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SUM ARC-AREA <text:s text:c="4"/>(mm2) <text:s/></text:p>
          </table:table-cell>
          <table:table-cell office:value-type="float" office:value="-0.00129893207359" calcext:value-type="float">
            <text:p>-1.30E-03</text:p>
          </table:table-cell>
          <table:table-cell/>
          <table:table-cell table:formula="of:=(-1)*[.C71]" office:value-type="float" office:value="0.00129893207359" calcext:value-type="float">
            <text:p>1.298932073590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AVG ARC-AREA <text:s text:c="4"/>(mm2) <text:s/></text:p>
          </table:table-cell>
          <table:table-cell office:value-type="float" office:value="-0.0000001052448609294" calcext:value-type="float">
            <text:p>-1.05E-07</text:p>
          </table:table-cell>
          <table:table-cell/>
          <table:table-cell table:formula="of:=(-1)*[.C72]" office:value-type="float" office:value="0.0000001052448609294" calcext:value-type="float">
            <text:p>1.052448609294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BUTTERFLY EFFICIENCY AREA/ARC <text:s text:c="4"/></text:p>
          </table:table-cell>
          <table:table-cell office:value-type="float" office:value="-0.00001361121273884" calcext:value-type="float">
            <text:p>-1.36E-05</text:p>
          </table:table-cell>
          <table:table-cell/>
          <table:table-cell table:formula="of:=(-1)*[.C73]" office:value-type="float" office:value="0.00001361121273884" calcext:value-type="float">
            <text:p>1.361121273884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1:51:33.45" calcext:value-type="date">
            <text:p>2023-09-30 21:51:33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9.321343649 seconds. 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TOT INTERPOLATED POINTS </text:p>
          </table:table-cell>
          <table:table-cell table:style-name="Default" office:value-type="float" office:value="-9732" calcext:value-type="float">
            <text:p>-9732</text:p>
          </table:table-cell>
          <table:table-cell/>
          <table:table-cell table:style-name="Default" table:formula="of:=(-1)*[.C80]" office:value-type="float" office:value="9732" calcext:value-type="float">
            <text:p>97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SUM CHORD-LENGTH (mm) <text:s text:c="2"/></text:p>
          </table:table-cell>
          <table:table-cell office:value-type="float" office:value="-356.0731526728" calcext:value-type="float">
            <text:p>-3.56E+02</text:p>
          </table:table-cell>
          <table:table-cell/>
          <table:table-cell table:formula="of:=(-1)*[.C81]" office:value-type="float" office:value="356.0731526728" calcext:value-type="float">
            <text:p>3.560731526728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AVG CHORD-LENGTH (mm) <text:s text:c="2"/></text:p>
          </table:table-cell>
          <table:table-cell office:value-type="float" office:value="-0.03659163011744" calcext:value-type="float">
            <text:p>-3.66E-02</text:p>
          </table:table-cell>
          <table:table-cell/>
          <table:table-cell table:formula="of:=(-1)*[.C82]" office:value-type="float" office:value="0.03659163011744" calcext:value-type="float">
            <text:p>3.65916301174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SUM CHORD-ERROR <text:s/>(mm) <text:s text:c="2"/></text:p>
          </table:table-cell>
          <table:table-cell office:value-type="float" office:value="-0.005851472692902" calcext:value-type="float">
            <text:p>-5.85E-03</text:p>
          </table:table-cell>
          <table:table-cell/>
          <table:table-cell table:formula="of:=(-1)*[.C83]" office:value-type="float" office:value="0.005851472692902" calcext:value-type="float">
            <text:p>5.851472692902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AVG CHORD-ERROR <text:s/>(mm) <text:s text:c="2"/></text:p>
          </table:table-cell>
          <table:table-cell office:value-type="float" office:value="-0.0000006013228540645" calcext:value-type="float">
            <text:p>-6.01E-07</text:p>
          </table:table-cell>
          <table:table-cell/>
          <table:table-cell table:formula="of:=(-1)*[.C84]" office:value-type="float" office:value="0.0000006013228540645" calcext:value-type="float">
            <text:p>6.013228540645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EFFICIENCY ERROR/CHORD <text:s/></text:p>
          </table:table-cell>
          <table:table-cell office:value-type="float" office:value="-0.00001643334424114" calcext:value-type="float">
            <text:p>-1.64E-05</text:p>
          </table:table-cell>
          <table:table-cell/>
          <table:table-cell table:formula="of:=(-1)*[.C85]" office:value-type="float" office:value="0.00001643334424114" calcext:value-type="float">
            <text:p>1.643334424114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SUM ARC-LENGTH <text:s text:c="2"/>(mm) <text:s text:c="2"/></text:p>
          </table:table-cell>
          <table:table-cell office:value-type="float" office:value="-356.0734316363" calcext:value-type="float">
            <text:p>-3.56E+02</text:p>
          </table:table-cell>
          <table:table-cell/>
          <table:table-cell table:formula="of:=(-1)*[.C86]" office:value-type="float" office:value="356.0734316363" calcext:value-type="float">
            <text:p>3.560734316363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AVG ARC-LENGTH <text:s text:c="2"/>(mm) <text:s text:c="2"/></text:p>
          </table:table-cell>
          <table:table-cell office:value-type="float" office:value="-0.03659165878494" calcext:value-type="float">
            <text:p>-3.66E-02</text:p>
          </table:table-cell>
          <table:table-cell/>
          <table:table-cell table:formula="of:=(-1)*[.C87]" office:value-type="float" office:value="0.03659165878494" calcext:value-type="float">
            <text:p>3.65916587849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SUM ARC-THETA <text:s text:c="3"/>(rad) <text:s/></text:p>
          </table:table-cell>
          <table:table-cell office:value-type="float" office:value="-22.11929011631" calcext:value-type="float">
            <text:p>-2.21E+01</text:p>
          </table:table-cell>
          <table:table-cell/>
          <table:table-cell table:formula="of:=(-1)*[.C88]" office:value-type="float" office:value="22.11929011631" calcext:value-type="float">
            <text:p>2.211929011631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AVG ARC-THETA <text:s text:c="3"/>(rad) <text:s/></text:p>
          </table:table-cell>
          <table:table-cell office:value-type="float" office:value="-0.002273074721643" calcext:value-type="float">
            <text:p>-2.27E-03</text:p>
          </table:table-cell>
          <table:table-cell/>
          <table:table-cell table:formula="of:=(-1)*[.C89]" office:value-type="float" office:value="0.002273074721643" calcext:value-type="float">
            <text:p>2.273074721643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SUM ARC-AREA <text:s text:c="4"/>(mm2) <text:s/></text:p>
          </table:table-cell>
          <table:table-cell office:value-type="float" office:value="-0.002003665777961" calcext:value-type="float">
            <text:p>-2.00E-03</text:p>
          </table:table-cell>
          <table:table-cell/>
          <table:table-cell table:formula="of:=(-1)*[.C90]" office:value-type="float" office:value="0.002003665777961" calcext:value-type="float">
            <text:p>2.003665777961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AVG ARC-AREA <text:s text:c="4"/>(mm2) <text:s/></text:p>
          </table:table-cell>
          <table:table-cell office:value-type="float" office:value="-0.0000002059054339699" calcext:value-type="float">
            <text:p>-2.06E-07</text:p>
          </table:table-cell>
          <table:table-cell/>
          <table:table-cell table:formula="of:=(-1)*[.C91]" office:value-type="float" office:value="0.0000002059054339699" calcext:value-type="float">
            <text:p>2.059054339699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BUTTERFLY EFFICIENCY AREA/ARC <text:s text:c="4"/></text:p>
          </table:table-cell>
          <table:table-cell office:value-type="float" office:value="-0.00001643334424114" calcext:value-type="float">
            <text:p>-1.64E-05</text:p>
          </table:table-cell>
          <table:table-cell/>
          <table:table-cell table:formula="of:=(-1)*[.C92]" office:value-type="float" office:value="0.00001643334424114" calcext:value-type="float">
            <text:p>1.643334424114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1:59:24.11" calcext:value-type="date">
            <text:p>2023-09-30 21:59:24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float" office:value="10.696976739" calcext:value-type="float">
            <text:p>10.696976739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6:47:10.254253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2T17:38:25.295605101</dc:date>
    <meta:editing-duration>PT6H33M22S</meta:editing-duration>
    <meta:editing-cycles>19</meta:editing-cycles>
    <meta:generator>LibreOffice/6.4.7.2$Linux_X86_64 LibreOffice_project/40$Build-2</meta:generator>
    <meta:document-statistic meta:table-count="1" meta:cell-count="330" meta:object-count="0"/>
  </office:meta>
</office:document-meta>
</file>